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Strong_20_Emphasis">Cómo resolvemos un problema: datos, método y estados del proceso</text:span></text:h>
      <text:p text:style-name="Text_20_body">Resolver un problema —cualquier problema, desde calcular la trayectoria de una flecha hasta decidir qué ruta tomar para volver a casa— sigue siempre la misma estructura lógica. Aunque cada situación parezca distinta, todas comparten tres elementos fundamentales: <text:span text:style-name="Strong_20_Emphasis">datos</text:span>, <text:span text:style-name="Strong_20_Emphasis">método</text:span> y <text:span text:style-name="Strong_20_Emphasis">estados del proceso</text:span>.<text:line-break/>Comprender estos tres componentes nos permite ver con claridad cómo funciona el cálculo, cómo pensamos y cómo operan también las máquinas cuando realizan tareas que antes hacíamos exclusivamente a mano.</text:p>
      <text:p text:style-name="Text_20_body">A continuación, exploraremos cada uno de estos elementos y veremos cómo se combinan para producir una solución.</text:p>
      <text:p text:style-name="Horizontal_20_Line"/>
      <text:h text:style-name="Heading_20_2" text:outline-level="2"><text:span text:style-name="Strong_20_Emphasis">1. El punto de partida: los datos</text:span></text:h>
      <text:p text:style-name="Text_20_body">Todo proceso de resolución comienza con un conjunto de datos.<text:line-break/>Los datos son simplemente <text:span text:style-name="Strong_20_Emphasis">información sobre el contexto del problema</text:span>: aquello que sabemos antes de empezar a calcular.</text:p>
      <text:p text:style-name="Text_20_body">Si alguien plantea:<text:line-break/><text:span text:style-name="Strong_20_Emphasis">“Un arquero lanza una flecha. Averigua dónde caerá.”</text:span><text:line-break/>entendemos que no podemos responder sin conocer ciertos detalles. Necesitamos, por ejemplo:</text:p>
      <text:list xml:id="list3001855675" text:style-name="L1">
        <text:list-item>
          <text:p text:style-name="P2">la <text:span text:style-name="Strong_20_Emphasis">velocidad inicial</text:span> de la flecha, </text:p>
        </text:list-item>
        <text:list-item>
          <text:p text:style-name="P2">el <text:span text:style-name="Strong_20_Emphasis">ángulo</text:span> con el que fue lanzada, </text:p>
        </text:list-item>
        <text:list-item>
          <text:p text:style-name="P2">la <text:span text:style-name="Strong_20_Emphasis">altura</text:span> del disparo, </text:p>
        </text:list-item>
        <text:list-item>
          <text:p text:style-name="P1">o si consideraremos la <text:span text:style-name="Strong_20_Emphasis">resistencia del aire</text:span>. </text:p>
        </text:list-item>
      </text:list>
      <text:p text:style-name="Text_20_body">Estos elementos forman el <text:span text:style-name="Strong_20_Emphasis">conjunto de datos iniciales</text:span>.<text:line-break/>Son la materia prima del cálculo. Sin ellos no hay nada que transformar, y por lo tanto, no hay proceso posible.</text:p>
      <text:p text:style-name="Text_20_body">Los datos pueden ser números, palabras, mediciones, observaciones o reglas. Lo importante es que describen el estado actual del mundo tal como lo necesitamos para trabajar.</text:p>
      <text:p text:style-name="Horizontal_20_Line"/>
      <text:h text:style-name="Heading_20_2" text:outline-level="2"><text:span text:style-name="Strong_20_Emphasis">2. El motor del proceso: el método</text:span></text:h>
      <text:p text:style-name="Text_20_body">Una vez que tenemos los datos, necesitamos un <text:span text:style-name="Strong_20_Emphasis">método</text:span>.<text:line-break/>El método es la <text:span text:style-name="Strong_20_Emphasis">secuencia de operaciones</text:span> que aplicaremos sobre esos datos para obtener la respuesta que buscamos.</text:p>
      <text:p text:style-name="Text_20_body"><text:soft-page-break/>A este método también podemos llamarlo:</text:p>
      <text:list xml:id="list172718450" text:style-name="L2">
        <text:list-item>
          <text:p text:style-name="P4">algoritmo, </text:p>
        </text:list-item>
        <text:list-item>
          <text:p text:style-name="P4">procedimiento, </text:p>
        </text:list-item>
        <text:list-item>
          <text:p text:style-name="P4">receta, </text:p>
        </text:list-item>
        <text:list-item>
          <text:p text:style-name="P4">programa, </text:p>
        </text:list-item>
        <text:list-item>
          <text:p text:style-name="P3">o simplemente “los pasos a seguir”. </text:p>
        </text:list-item>
      </text:list>
      <text:p text:style-name="Text_20_body">El método define <text:span text:style-name="Strong_20_Emphasis">qué hacemos</text:span>, <text:span text:style-name="Strong_20_Emphasis">en qué orden</text:span>, y <text:span text:style-name="Strong_20_Emphasis">cómo cada operación transforma la información disponible</text:span>.</text:p>
      <text:p text:style-name="Text_20_body">Por ejemplo, para calcular la trayectoria de la flecha, el método podría incluir:</text:p>
      <text:list xml:id="list3360073870" text:style-name="L3">
        <text:list-item>
          <text:p text:style-name="P6">Descomponer la velocidad inicial en componentes horizontal y vertical. </text:p>
        </text:list-item>
        <text:list-item>
          <text:p text:style-name="P6">Calcular cuánto tiempo estará la flecha en el aire. </text:p>
        </text:list-item>
        <text:list-item>
          <text:p text:style-name="P6">Determinar la distancia horizontal recorrida. </text:p>
        </text:list-item>
        <text:list-item>
          <text:p text:style-name="P5">Combinar los resultados para obtener el punto de caída. </text:p>
        </text:list-item>
      </text:list>
      <text:p text:style-name="Text_20_body">Cada uno de estos pasos toma los datos actuales, realiza una transformación y produce nueva información.</text:p>
      <text:p text:style-name="Horizontal_20_Line"/>
      <text:h text:style-name="Heading_20_2" text:outline-level="2"><text:span text:style-name="Strong_20_Emphasis">3. El viaje entre estados: cómo evoluciona la información</text:span></text:h>
      <text:p text:style-name="Text_20_body">A medida que aplicamos el método, el conjunto de datos <text:span text:style-name="Strong_20_Emphasis">cambia de estado</text:span>.<text:line-break/>Esto es fundamental: resolver un problema no es un acto instantáneo, sino un <text:span text:style-name="Strong_20_Emphasis">proceso de transformación progresiva</text:span>.</text:p>
      <text:p text:style-name="Text_20_body">Podemos imaginarlo como una cadena:</text:p>
      <text:list xml:id="list1812934252" text:style-name="L4">
        <text:list-item>
          <text:p text:style-name="P8"><text:span text:style-name="Strong_20_Emphasis">Estado inicial:</text:span> solo tenemos los datos de partida. </text:p>
        </text:list-item>
        <text:list-item>
          <text:p text:style-name="P8"><text:span text:style-name="Strong_20_Emphasis">Estado intermedio 1:</text:span> aplicamos la primera operación y obtenemos nueva información. </text:p>
        </text:list-item>
        <text:list-item>
          <text:p text:style-name="P8"><text:span text:style-name="Strong_20_Emphasis">Estado intermedio 2:</text:span> aplicamos la siguiente operación y el conjunto vuelve a cambiar. </text:p>
        </text:list-item>
        <text:list-item>
          <text:p text:style-name="P8">… </text:p>
        </text:list-item>
        <text:list-item>
          <text:p text:style-name="P7"><text:span text:style-name="Strong_20_Emphasis">Estado final:</text:span> después de suficientes transformaciones, alcanzamos la respuesta. </text:p>
        </text:list-item>
      </text:list>
      <text:p text:style-name="Text_20_body">Cada operación modifica el estado del conjunto de datos.<text:line-break/>Cada transformación nos acerca un poco más a la solución.</text:p>
      <text:p text:style-name="Text_20_body">En problemas muy simples, esta cadena puede tener un solo paso.<text:line-break/>En problemas complejos, puede tener cientos, miles o millones de pasos.</text:p>
      <text:p text:style-name="Text_20_body">Pero la estructura es siempre la misma:<text:line-break/><text:span text:style-name="Strong_20_Emphasis">datos → método → cambio de estado → nuevos datos → siguiente paso → … → solución.</text:span></text:p>
      <text:p text:style-name="Horizontal_20_Line"/>
      <text:h text:style-name="Heading_20_2" text:outline-level="2"><text:soft-page-break/><text:span text:style-name="Strong_20_Emphasis">4. Problemas triviales y problemas complejos</text:span></text:h>
      <text:p text:style-name="Text_20_body">No todos los problemas requieren el mismo esfuerzo.<text:line-break/>Algunos pueden resolverse de inmediato, casi sin pensar. Por ejemplo:</text:p>
      <text:list xml:id="list2451947414" text:style-name="L5">
        <text:list-item>
          <text:p text:style-name="P10">“¿Cuánto es 2 + 2?” </text:p>
        </text:list-item>
        <text:list-item>
          <text:p text:style-name="P9">“¿Qué día sigue después del lunes?” </text:p>
        </text:list-item>
      </text:list>
      <text:p text:style-name="Text_20_body">Estos son problemas <text:span text:style-name="Strong_20_Emphasis">triviales</text:span>, porque el método es tan simple que casi no lo percibimos.</text:p>
      <text:p text:style-name="Text_20_body">Otros problemas, en cambio, requieren una secuencia larga de transformaciones.<text:line-break/>Calcular la órbita de un satélite, diseñar un puente o simular el clima involucra miles de operaciones encadenadas.</text:p>
      <text:p text:style-name="Text_20_body">La diferencia no está en la naturaleza del proceso —que es siempre el mismo— sino en la <text:span text:style-name="Strong_20_Emphasis">cantidad de pasos</text:span> necesarios para llegar al estado final.</text:p>
      <text:p text:style-name="Horizontal_20_Line"/>
      <text:h text:style-name="Heading_20_2" text:outline-level="2"><text:span text:style-name="Strong_20_Emphasis">5. Cómo lo hacíamos antes: cálculo “a mano”</text:span></text:h>
      <text:p text:style-name="Text_20_body">Durante la mayor parte de la historia, el cálculo lo realizamos nosotros mismos.<text:line-break/>Usábamos lápiz y papel para:</text:p>
      <text:list xml:id="list2135169469" text:style-name="L6">
        <text:list-item>
          <text:p text:style-name="P12">no olvidar los datos, </text:p>
        </text:list-item>
        <text:list-item>
          <text:p text:style-name="P12">registrar los estados intermedios, </text:p>
        </text:list-item>
        <text:list-item>
          <text:p text:style-name="P11">y asegurarnos de no perder el hilo del método. </text:p>
        </text:list-item>
      </text:list>
      <text:p text:style-name="Text_20_body">El papel funcionaba como una extensión de nuestra memoria.<text:line-break/>Nos permitía mantener visibles los datos y los resultados parciales mientras avanzábamos paso a paso.</text:p>
      <text:p text:style-name="Text_20_body">Este proceso manual tiene una característica importante:<text:line-break/><text:span text:style-name="Strong_20_Emphasis">somos nosotros quienes ejecutamos el método</text:span>, aplicando cada operación una por una.</text:p>
      <text:p text:style-name="Horizontal_20_Line"/>
      <text:h text:style-name="Heading_20_2" text:outline-level="2"><text:span text:style-name="Strong_20_Emphasis">6. Cómo lo hacemos hoy: cálculo automático</text:span></text:h>
      <text:p text:style-name="Text_20_body">Hoy, muchas de estas tareas pueden ser realizadas por máquinas.<text:line-break/>Pero para que una máquina pueda resolver un problema, debe contar con las mismas piezas conceptuales que usamos nosotros:</text:p>
      <text:list xml:id="list3770207958" text:style-name="L7">
        <text:list-item>
          <text:p text:style-name="P14"><text:span text:style-name="Strong_20_Emphasis">Datos:</text:span> la información inicial que describa el contexto. </text:p>
        </text:list-item>
        <text:list-item>
          <text:p text:style-name="P14"><text:span text:style-name="Strong_20_Emphasis">Método:</text:span> un conjunto de instrucciones claras y ordenadas. </text:p>
        </text:list-item>
        <text:list-item>
          <text:p text:style-name="P13"><text:span text:style-name="Strong_20_Emphasis">Estados:</text:span> la capacidad de almacenar y actualizar información a medida que avanza el proceso. </text:p>
        </text:list-item>
      </text:list>
      <text:p text:style-name="Text_20_body">Una máquina no “piensa” en el sentido humano, pero sí puede:</text:p>
      <text:list xml:id="list3278279257" text:style-name="L8">
        <text:list-item>
          <text:p text:style-name="P16">recibir datos, </text:p>
        </text:list-item>
        <text:list-item>
          <text:p text:style-name="P16">aplicar operaciones, </text:p>
        </text:list-item>
        <text:list-item>
          <text:p text:style-name="P16"><text:soft-page-break/>modificar su estado interno, </text:p>
        </text:list-item>
        <text:list-item>
          <text:p text:style-name="P15">y producir un resultado final. </text:p>
        </text:list-item>
      </text:list>
      <text:p text:style-name="Text_20_body">En esencia, hace lo mismo que nosotros cuando calculamos, pero a una velocidad y escala mucho mayores.</text:p>
      <text:p text:style-name="Horizontal_20_Line"/>
      <text:h text:style-name="Heading_20_2" text:outline-level="2"><text:span text:style-name="Strong_20_Emphasis">7. Por qué esta estructura es universal</text:span></text:h>
      <text:p text:style-name="Text_20_body">Lo interesante es que esta forma de resolver problemas no es exclusiva de las matemáticas ni de la informática.<text:line-break/>Es un patrón universal que aparece en:</text:p>
      <text:list xml:id="list1649681543" text:style-name="L9">
        <text:list-item>
          <text:p text:style-name="P18">la ciencia, </text:p>
        </text:list-item>
        <text:list-item>
          <text:p text:style-name="P18">la ingeniería, </text:p>
        </text:list-item>
        <text:list-item>
          <text:p text:style-name="P18">la vida cotidiana, </text:p>
        </text:list-item>
        <text:list-item>
          <text:p text:style-name="P18">la biología, </text:p>
        </text:list-item>
        <text:list-item>
          <text:p text:style-name="P17">y cualquier proceso que implique transformar información. </text:p>
        </text:list-item>
      </text:list>
      <text:p text:style-name="Text_20_body">Cada vez que resolvemos algo —desde preparar una receta hasta planificar un viaje— estamos siguiendo esta misma estructura:</text:p>
      <text:list xml:id="list1388521843" text:style-name="L10">
        <text:list-item>
          <text:p text:style-name="P20"><text:span text:style-name="Strong_20_Emphasis">Recolectamos datos:</text:span> ingredientes, horarios, distancias, precios. </text:p>
        </text:list-item>
        <text:list-item>
          <text:p text:style-name="P20"><text:span text:style-name="Strong_20_Emphasis">Elegimos un método:</text:span> una receta, un itinerario, un plan. </text:p>
        </text:list-item>
        <text:list-item>
          <text:p text:style-name="P20"><text:span text:style-name="Strong_20_Emphasis">Avanzamos por estados:</text:span> mezclamos, cocinamos, ajustamos, corregimos, decidimos. </text:p>
        </text:list-item>
        <text:list-item>
          <text:p text:style-name="P19"><text:span text:style-name="Strong_20_Emphasis">Llegamos al resultado:</text:span> el plato terminado, el destino alcanzado. </text:p>
        </text:list-item>
      </text:list>
      <text:p text:style-name="Text_20_body">Comprender esta estructura nos permite ver con claridad cómo funciona el pensamiento, cómo operan los algoritmos y por qué las máquinas pueden realizar tareas que antes eran exclusivamente humanas.</text:p>
      <text:p text:style-name="Horizontal_20_Line"/>
      <text:h text:style-name="Heading_20_2" text:outline-level="2"><text:span text:style-name="Strong_20_Emphasis">8. Conclusión: resolver un problema es transformar información</text:span></text:h>
      <text:p text:style-name="Text_20_body">En resumen, resolver un problema es un proceso ordenado que siempre involucra:</text:p>
      <text:list xml:id="list2428378170" text:style-name="L11">
        <text:list-item>
          <text:p text:style-name="P22"><text:span text:style-name="Strong_20_Emphasis">Datos</text:span>, que describen el punto de partida. </text:p>
        </text:list-item>
        <text:list-item>
          <text:p text:style-name="P22"><text:span text:style-name="Strong_20_Emphasis">Un método</text:span>, que define las operaciones a realizar. </text:p>
        </text:list-item>
        <text:list-item>
          <text:p text:style-name="P21"><text:span text:style-name="Strong_20_Emphasis">Una secuencia de estados</text:span>, que representan la evolución del conocimiento hasta llegar a la solución. </text:p>
        </text:list-item>
      </text:list>
      <text:p text:style-name="Text_20_body">Esta estructura es simple, pero poderosa.<text:line-break/>Nos permite entender cómo pensamos, cómo calculamos y cómo construimos soluciones.<text:line-break/>Y también nos permite comprender por qué las máquinas pueden ayudarnos: porque el proceso de cálculo, en su esencia, es una cadena de transformaciones lógicas que puede ser ejecutada por cualquier sistema capaz de manejar datos, seguir un método y actualizar su estad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4T10:37:00.207000000</meta:creation-date>
    <dc:date>2026-02-14T17:05:36.111000000</dc:date>
    <meta:editing-duration>PT12M45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82" meta:word-count="1092" meta:character-count="6877" meta:non-whitespace-character-count="5867"/>
  </office:meta>
</office:document-meta>
</file>